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Listenabsatz" style:list-style-name="LFO1" style:family="paragraph"/>
    <style:style style:name="P41" style:parent-style-name="Listenabsatz" style:list-style-name="LFO1" style:family="paragraph"/>
    <style:style style:name="P42" style:parent-style-name="Listenabsatz" style:list-style-name="LFO1" style:family="paragraph"/>
    <style:style style:name="P43" style:parent-style-name="Listenabsatz" style:list-style-name="LFO1" style:family="paragraph"/>
    <style:style style:name="P44" style:parent-style-name="Listenabsatz" style:family="paragraph">
      <style:paragraph-properties fo:margin-left="0in">
        <style:tab-stops/>
      </style:paragraph-properties>
    </style:style>
    <style:style style:name="P45" style:parent-style-name="Listenabsatz" style:family="paragraph">
      <style:paragraph-properties fo:margin-left="0in">
        <style:tab-stops/>
      </style:paragraph-properties>
    </style:style>
    <style:style style:name="P46" style:parent-style-name="Listenabsatz" style:family="paragraph">
      <style:paragraph-properties fo:margin-left="0in">
        <style:tab-stops/>
      </style:paragraph-properties>
    </style:style>
    <style:style style:name="P47" style:parent-style-name="Listenabsatz" style:family="paragraph">
      <style:paragraph-properties fo:margin-left="0in">
        <style:tab-stops/>
      </style:paragraph-properties>
    </style:style>
    <style:style style:name="P48" style:parent-style-name="Listenabsatz" style:family="paragraph">
      <style:paragraph-properties fo:margin-left="0in">
        <style:tab-stops/>
      </style:paragraph-properties>
    </style:style>
    <style:style style:name="P49" style:parent-style-name="Listenabsatz" style:family="paragraph">
      <style:paragraph-properties fo:margin-left="0in">
        <style:tab-stops/>
      </style:paragraph-properties>
    </style:style>
    <style:style style:name="P50" style:parent-style-name="Listenabsatz" style:family="paragraph">
      <style:paragraph-properties fo:margin-left="0in">
        <style:tab-stops/>
      </style:paragraph-properties>
    </style:style>
    <style:style style:name="P51" style:parent-style-name="Listenabsatz" style:family="paragraph">
      <style:paragraph-properties fo:margin-left="0in">
        <style:tab-stops/>
      </style:paragraph-properties>
    </style:style>
    <style:style style:name="P52" style:parent-style-name="Listenabsatz" style:family="paragraph">
      <style:paragraph-properties fo:margin-left="0in">
        <style:tab-stops/>
      </style:paragraph-properties>
    </style:style>
    <style:style style:name="P53" style:parent-style-name="Listenabsatz" style:family="paragraph">
      <style:paragraph-properties fo:margin-left="0in">
        <style:tab-stops/>
      </style:paragraph-properties>
    </style:style>
    <style:style style:name="P54" style:parent-style-name="Standard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6" style:parent-style-name="Absatz-Standardschriftar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7" style:parent-style-name="Absatz-Standardschriftar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8" style:parent-style-name="Absatz-Standardschriftar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9" style:parent-style-name="Absatz-Standardschriftar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60" style:parent-style-name="Absatz-Standardschriftar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P61" style:parent-style-name="Listenabsatz" style:family="paragraph">
      <style:paragraph-properties fo:margin-left="0in">
        <style:tab-stops/>
      </style:paragraph-properties>
    </style:style>
    <style:style style:name="P62" style:parent-style-name="Listenabsatz" style:family="paragraph">
      <style:paragraph-properties fo:margin-left="0in">
        <style:tab-stops/>
      </style:paragraph-properties>
    </style:style>
    <style:style style:name="P63" style:parent-style-name="Listenabsatz" style:family="paragraph">
      <style:paragraph-properties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ufgabe</text:p>
          </table:table-cell>
          <table:table-cell table:style-name="TableCell8">
            <text:p text:style-name="P9">Geschätzter Zeitaufwand</text:p>
          </table:table-cell>
          <table:table-cell table:style-name="TableCell10">
            <text:p text:style-name="P11">Tatsächlicher Zeitaufwand</text:p>
          </table:table-cell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00:30:00</text:p>
          </table:table-cell>
          <table:table-cell table:style-name="TableCell15">
            <text:p text:style-name="TableContents">00:24:00</text:p>
          </table:table-cell>
        </table:table-row>
        <table:table-row table:style-name="TableRow16">
          <table:table-cell table:style-name="TableCell17">
            <text:p text:style-name="TableContents">2</text:p>
          </table:table-cell>
          <table:table-cell table:style-name="TableCell18">
            <text:p text:style-name="TableContents">01:00:00</text:p>
          </table:table-cell>
          <table:table-cell table:style-name="TableCell19">
            <text:p text:style-name="TableContents">-</text:p>
          </table:table-cell>
        </table:table-row>
        <table:table-row table:style-name="TableRow20">
          <table:table-cell table:style-name="TableCell21">
            <text:p text:style-name="TableContents">3</text:p>
          </table:table-cell>
          <table:table-cell table:style-name="TableCell22">
            <text:p text:style-name="TableContents">01:45:00</text:p>
          </table:table-cell>
          <table:table-cell table:style-name="TableCell23">
            <text:p text:style-name="TableContents">03:30:00++</text:p>
          </table:table-cell>
        </table:table-row>
        <table:table-row table:style-name="TableRow24">
          <table:table-cell table:style-name="TableCell25">
            <text:p text:style-name="TableContents">4</text:p>
          </table:table-cell>
          <table:table-cell table:style-name="TableCell26">
            <text:p text:style-name="TableContents">00:00:30</text:p>
          </table:table-cell>
          <table:table-cell table:style-name="TableCell27">
            <text:p text:style-name="TableContents">00:00:30</text:p>
          </table:table-cell>
        </table:table-row>
        <table:table-row table:style-name="TableRow28">
          <table:table-cell table:style-name="TableCell29">
            <text:p text:style-name="TableContents">5</text:p>
          </table:table-cell>
          <table:table-cell table:style-name="TableCell30">
            <text:p text:style-name="TableContents">02:00:00</text:p>
          </table:table-cell>
          <table:table-cell table:style-name="TableCell31">
            <text:p text:style-name="TableContents">04:35:00</text:p>
          </table:table-cell>
        </table:table-row>
        <table:table-row table:style-name="TableRow32">
          <table:table-cell table:style-name="TableCell33">
            <text:p text:style-name="TableContents">6</text:p>
          </table:table-cell>
          <table:table-cell table:style-name="TableCell34">
            <text:p text:style-name="TableContents">01:30:00</text:p>
          </table:table-cell>
          <table:table-cell table:style-name="TableCell35">
            <text:p text:style-name="TableContents">1:10:00</text:p>
          </table:table-cell>
        </table:table-row>
        <table:table-row table:style-name="TableRow36">
          <table:table-cell table:style-name="TableCell37">
            <text:p text:style-name="TableContents">7</text:p>
          </table:table-cell>
          <table:table-cell table:style-name="TableCell38">
            <text:p text:style-name="TableContents">02:30:00</text:p>
          </table:table-cell>
          <table:table-cell table:style-name="TableCell39">
            <text:p text:style-name="TableContents">3:00:00</text:p>
          </table:table-cell>
        </table:table-row>
      </table:table>
      <text:p text:style-name="Standard"/>
      <text:p text:style-name="Standard">Aufgabe 3.1 :<text:s/></text:p>
      <text:p text:style-name="Standard">gefundenen und behobenen Fehler</text:p>
      <text:list text:style-name="LFO1" text:continue-numbering="true">
        <text:list-item>
          <text:p text:style-name="P40">Zeile 12 <text:s text:c="2"/><text:tab/>comma (,) fehlt<text:s/></text:p>
        </text:list-item>
        <text:list-item>
          <text:p text:style-name="P41">Zeile 21 , <text:s/><text:tab/><text:s/>] klammern fehlt vor comma, Array nicht geschlossen</text:p>
        </text:list-item>
        <text:list-item>
          <text:p text:style-name="P42">Zeile 41,<text:s/><text:tab/>) klammern fehlt am ende die Bedingung</text:p>
        </text:list-item>
        <text:list-item>
          <text:p text:style-name="P43">Zeile 59 ,<text:s/><text:tab/>function fehlt</text:p>
        </text:list-item>
      </text:list>
      <text:p text:style-name="P44"/>
      <text:p text:style-name="P45">Aufgabe 3.2 :</text:p>
      <text:p text:style-name="P46">Search min Stars</text:p>
      <text:p text:style-name="P47">eine Suchschaltfläche</text:p>
      <text:p text:style-name="P48"/>
      <text:p text:style-name="P49"/>
      <text:p text:style-name="P50"/>
      <text:p text:style-name="P51">3.3.e</text:p>
      <text:p text:style-name="P52"/>
      <text:p text:style-name="P53">bei 3.3.f habe<text:s/>ich<text:s/></text:p>
      <text:p text:style-name="P54"><text:span text:style-name="T55">&lt;?php echo<text:s/></text:span><text:span text:style-name="T56">"</text:span><text:span text:style-name="T57">$_GET</text:span><text:span text:style-name="T58">[search_text]</text:span><text:span text:style-name="T59">"</text:span><text:span text:style-name="T60">;?&gt;</text:span></text:p>
      <text:p text:style-name="P61">Als Value von text box. Funktioniert noch nicht</text:p>
      <text:p text:style-name="P62"/>
      <text:p text:style-name="P63">3.3.g</text:p>
      <text:p text:style-name="Listenabsatz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Vorformatiert" style:display-name="HTML Vorformatiert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ssier</dc:title>
    <meta:initial-creator>Daran, Schmeing</meta:initial-creator>
    <dc:creator>A. S.</dc:creator>
    <meta:creation-date>2021-10-11T14:37:00Z</meta:creation-date>
    <dc:date>2021-11-05T15:18:00Z</dc:date>
    <meta:template xlink:href="Normal" xlink:type="simple"/>
    <meta:editing-cycles>10</meta:editing-cycles>
    <meta:editing-duration>PT0S</meta:editing-duration>
    <meta:document-statistic meta:page-count="1" meta:paragraph-count="1" meta:word-count="81" meta:character-count="593" meta:row-count="4" meta:non-whitespace-character-count="513"/>
  </office:meta>
</office:document-meta>
</file>